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Helv" svg:font-family="Helv"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list-style-name="L1"/>
    <style:style style:name="P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817cm" style:type="right" style:leader-style="dotted" style:leader-text="."/>
        </style:tab-stops>
      </style:paragraph-properties>
    </style:style>
    <style:style style:name="P8" style:family="paragraph" style:parent-style-name="Contents_20_3">
      <style:paragraph-properties>
        <style:tab-stops>
          <style:tab-stop style:position="14.393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year/>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nstalling xCAT2.X</text:p>
      <text:p text:style-name="P2"><text:date style:data-style-name="N37" text:date-value="2010-03-15T15:39:49.08">10／3／15</text:date>, <text:time style:data-style-name="N43" text:time-value="2010-03-15T15:39:49.08">03:39:49 PM</text:time></text:p>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a xlink:type="simple" xlink:href="#1.Removing xCAT2.X|outline" text:style-name="Internet_20_link" text:visited-style-name="Internet_20_link">1.0 Removing xCAT2.X</text:a><text:tab/>1</text:p>
          <text:p text:style-name="P7"><text:a xlink:type="simple" xlink:href="#1.1.Backup you xCAT database ( if you want to keep it)|outline" text:style-name="Internet_20_link" text:visited-style-name="Internet_20_link">1.1 Backup you xCAT database ( if you want to keep it)</text:a><text:tab/>1</text:p>
          <text:p text:style-name="P7"><text:a xlink:type="simple" xlink:href="#1.2.Stop xcatd and clean up network services|outline" text:style-name="Internet_20_link" text:visited-style-name="Internet_20_link">1.2 Stop xcatd and clean up network services</text:a><text:tab/>1</text:p>
          <text:p text:style-name="P8"><text:a xlink:type="simple" xlink:href="#1.2.1.Stop xcatd|outline" text:style-name="Internet_20_link" text:visited-style-name="Internet_20_link">1.2.1 Stop xcatd</text:a><text:tab/>1</text:p>
          <text:p text:style-name="P8"><text:a xlink:type="simple" xlink:href="#1.2.2.Clean up network services(optional)|outline" text:style-name="Internet_20_link" text:visited-style-name="Internet_20_link">1.2.2 Clean up network services(optional)</text:a><text:tab/>1</text:p>
          <text:p text:style-name="P7"><text:a xlink:type="simple" xlink:href="#1.3.Remove xCAT rpms|outline" text:style-name="Internet_20_link" text:visited-style-name="Internet_20_link">1.3 Remove xCAT rpms</text:a><text:tab/>2</text:p>
          <text:p text:style-name="P7"><text:a xlink:type="simple" xlink:href="#1.4.Optionally, Remove OSS prerequisites installed for xCAT|outline" text:style-name="Internet_20_link" text:visited-style-name="Internet_20_link">1.4 Optionally, Remove OSS prerequisites installed for xCAT</text:a><text:tab/>2</text:p>
          <text:p text:style-name="P7"><text:a xlink:type="simple" xlink:href="#1.5.Optionally, Remove root ssh keys |outline" text:style-name="Internet_20_link" text:visited-style-name="Internet_20_link">1.5 Optionally, Remove root ssh keys </text:a><text:tab/>3</text:p>
          <text:p text:style-name="P7"><text:a xlink:type="simple" xlink:href="#1.6. Remove xCAT credentials|outline" text:style-name="Internet_20_link" text:visited-style-name="Internet_20_link">1.6 <text:s/>Remove xCAT credentials</text:a><text:tab/>3</text:p>
          <text:p text:style-name="P7"><text:a xlink:type="simple" xlink:href="#1.7.Remove xCAT data directories|outline" text:style-name="Internet_20_link" text:visited-style-name="Internet_20_link">1.7 Remove xCAT data directories</text:a><text:tab/>3</text:p>
          <text:p text:style-name="P7"><text:a xlink:type="simple" xlink:href="#1.8.Remove xCAT install Directories|outline" text:style-name="Internet_20_link" text:visited-style-name="Internet_20_link">1.8 Remove xCAT install Directories</text:a><text:tab/>3</text:p>
          <text:p text:style-name="P7"><text:a xlink:type="simple" xlink:href="#1.9.Remove Extraneous files|outline" text:style-name="Internet_20_link" text:visited-style-name="Internet_20_link">1.9 Remove Extraneous files</text:a><text:tab/>3</text:p>
          <text:p text:style-name="P7"><text:a xlink:type="simple" xlink:href="#1.10. Clean up system files that were updated by xCAT (optional)|outline" text:style-name="Internet_20_link" text:visited-style-name="Internet_20_link">1.10 <text:s/>Clean up system files that were updated by xCAT (optional)</text:a><text:tab/>3</text:p>
          <text:p text:style-name="P7"><text:a xlink:type="simple" xlink:href="#1.11.Remove Postgresql Database |outline" text:style-name="Internet_20_link" text:visited-style-name="Internet_20_link">1.11 Remove Postgresql Database </text:a><text:tab/>3</text:p>
          <text:p text:style-name="P7"><text:a xlink:type="simple" xlink:href="#1.12.Remove MySQL  Database |outline" text:style-name="Internet_20_link" text:visited-style-name="Internet_20_link">1.12 Remove MySQL <text:s/>Database </text:a><text:tab/>4</text:p>
        </text:index-body>
      </text:table-of-content>
      <text:p text:style-name="Date"/>
      <text:p text:style-name="Date"/>
      <text:p text:style-name="P1"/>
      <text:h text:style-name="Heading_20_1" text:outline-level="1">Removing xCAT2.X</text:h>
      <text:h text:style-name="Heading_20_2" text:outline-level="2">Backup you xCAT database ( if you want to keep it)</text:h>
      <text:p text:style-name="Body_20_Text_20_First_20_Indent">dumpxCATdb -p &lt;path to where to save the database&gt;</text:p>
      <text:h text:style-name="Heading_20_2" text:outline-level="2">Stop xcatd and clean up network services</text:h>
      <text:h text:style-name="Heading_20_3" text:outline-level="3">Stop xcatd</text:h>
      <text:p text:style-name="Standard">For Linux:</text:p>
      <text:p text:style-name="Standard"><text:s text:c="2"/>“service xcatd stop”</text:p>
      <text:p text:style-name="Standard"/>
      <text:p text:style-name="Standard">For AIX:</text:p>
      <text:p text:style-name="Standard"><text:s text:c="3"/>For xCAT release 2.4 or later use “stopsrc -s xcatd”.</text:p>
      <text:p text:style-name="Standard"><text:s text:c="3"/>For previous xCAT releases use “xcatstop”.</text:p>
      <text:h text:style-name="P5" text:outline-level="3">Clean up network services(Optional)</text:h>
      <text:p text:style-name="Standard">xCAT uses various network services on the management node and service nodes, the network services setup by xCAT may need to be cleaned up on the management node and service nodes before uninstalling xCAT. </text:p>
      <text:list xml:id="list35485755" text:style-name="L1">
        <text:list-item>
          <text:p text:style-name="P3"><text:soft-page-break/>NFS: stop nfs service, unexport all the file systems exported by xCAT, and remove the xCAT file systems from /etc/exports.</text:p>
        </text:list-item>
        <text:list-item>
          <text:p text:style-name="P3">HTTP: stop http service, remove the xcat.conf in the http configuration directory.</text:p>
        </text:list-item>
        <text:list-item>
          <text:p text:style-name="P3">TFTP: stop tftp service, remove the tftp files created by xCAT in tftp directory.</text:p>
        </text:list-item>
        <text:list-item>
          <text:p text:style-name="P3">DHCP: stop dhcp service, remove the configuration made by xCAT in dhcp configuration files.</text:p>
        </text:list-item>
        <text:list-item>
          <text:p text:style-name="P3">DNS: stop the named service, <text:s/>remove the named entries created by xCAT from the named database.</text:p>
        </text:list-item>
      </text:list>
      <text:p text:style-name="Standard"/>
      <text:p text:style-name="Standard"><text:s/></text:p>
      <text:h text:style-name="Heading_20_2" text:outline-level="2">Remove xCAT rpms</text:h>
      <text:p text:style-name="Body_20_Text_20_First_20_Indent">Run rpm -qa | grep xCAT <text:s/>and remove the rpms output as in the example:</text:p>
      <text:list xml:id="list35411614" text:style-name="WW8Num8">
        <text:list-header>
          <text:p text:style-name="List_20_Bullet_20_2"/>
        </text:list-header>
        <text:list-item>
          <text:p text:style-name="List_20_Bullet_20_2">xCAT-nbkernel-x86_64-2.6.18_92-4.noarch</text:p>
        </text:list-item>
        <text:list-item>
          <text:p text:style-name="List_20_Bullet_20_2">xCAT-nbkernel-ppc64-2.6.18_92-4.noarch</text:p>
        </text:list-item>
        <text:list-item>
          <text:p text:style-name="List_20_Bullet_20_2">xCAT-nbroot-oss-x86_64-2.0-snap200801291344.noarch</text:p>
        </text:list-item>
        <text:list-item>
          <text:p text:style-name="List_20_Bullet_20_2">xCAT-web-2.2-snap200904011710.noarch</text:p>
        </text:list-item>
        <text:list-item>
          <text:p text:style-name="List_20_Bullet_20_2">xCAT-server-2.3-snap200907061256.noarch</text:p>
        </text:list-item>
        <text:list-item>
          <text:p text:style-name="List_20_Bullet_20_2">xCAT-rmc-2.3-snap200905291339.noarch</text:p>
        </text:list-item>
        <text:list-item>
          <text:p text:style-name="List_20_Bullet_20_2">xCAT-2.3-snap200907061256.x86_64</text:p>
        </text:list-item>
        <text:list-item>
          <text:p text:style-name="List_20_Bullet_20_2">xCAT-nbroot-core-ppc64-2.3-snap200907061256.noarch</text:p>
        </text:list-item>
        <text:list-item>
          <text:p text:style-name="List_20_Bullet_20_2">xCAT-nbkernel-x86-2.6.18_92-4.noarch</text:p>
        </text:list-item>
        <text:list-item>
          <text:p text:style-name="List_20_Bullet_20_2">xCAT-nbroot-oss-x86-2.0-snap200804021050.noarch</text:p>
        </text:list-item>
        <text:list-item>
          <text:p text:style-name="List_20_Bullet_20_2">xCAT-nbroot-oss-ppc64-2.0-snap200801291320.noarch</text:p>
        </text:list-item>
        <text:list-item>
          <text:p text:style-name="List_20_Bullet_20_2">xCAT-client-2.3-snap200907061256.noarch</text:p>
        </text:list-item>
        <text:list-item>
          <text:p text:style-name="List_20_Bullet_20_2">perl-xCAT-2.3-snap200907061256.noarch</text:p>
        </text:list-item>
        <text:list-item>
          <text:p text:style-name="List_20_Bullet_20_2">xCAT-nbroot-core-x86-2.3-snap200907061256.noarch</text:p>
        </text:list-item>
        <text:list-item>
          <text:p text:style-name="List_20_Bullet_20_2">xCAT-nbroot-core-x86_64-2.2-snap200904010841.noarch</text:p>
        </text:list-item>
      </text:list>
      <text:h text:style-name="Heading_20_2" text:outline-level="2">Remove OSS prerequisites installed for xCAT(Optional)</text:h>
      <text:list xml:id="list35527412" text:continue-list="list35411614" text:style-name="WW8Num8">
        <text:list-item text:start-value="1">
          <text:p text:style-name="List_20_Bullet_20_2">rpm -e fping-2.2b1-1</text:p>
        </text:list-item>
        <text:list-item>
          <text:p text:style-name="List_20_Bullet_20_2">rpm -e perl-Digest-MD5-2.36-1</text:p>
        </text:list-item>
        <text:list-item>
          <text:p text:style-name="List_20_Bullet_20_2">rpm -e perl-Net_SSLeay.pm-1.30-1</text:p>
        </text:list-item>
        <text:list-item>
          <text:p text:style-name="List_20_Bullet_20_2">rpm -e perl-IO-Socket-SSL-1.06-1</text:p>
        </text:list-item>
        <text:list-item>
          <text:p text:style-name="List_20_Bullet_20_2">rpm -e perl-IO-Stty-.02-1</text:p>
        </text:list-item>
        <text:list-item>
          <text:p text:style-name="List_20_Bullet_20_2">rpm -e perl-IO-Tty-1.07-1</text:p>
        </text:list-item>
        <text:list-item>
          <text:p text:style-name="List_20_Bullet_20_2">rpm -e perl-Expect-1.21-1</text:p>
        </text:list-item>
        <text:list-item>
          <text:p text:style-name="List_20_Bullet_20_2">rpm -e conserver-8.1.16-2</text:p>
        </text:list-item>
        <text:list-item>
          <text:p text:style-name="List_20_Bullet_20_2">rpm -e expect-5.42.1-3</text:p>
        </text:list-item>
        <text:list-item>
          <text:p text:style-name="List_20_Bullet_20_2">rpm -e tk-8.4.7-3</text:p>
        </text:list-item>
        <text:list-item>
          <text:p text:style-name="List_20_Bullet_20_2">rpm -e tcl-8.4.7-3</text:p>
        </text:list-item>
        <text:list-item>
          <text:p text:style-name="List_20_Bullet_20_2">rpm -e perl-DBD-SQLite-1.13-1</text:p>
        </text:list-item>
        <text:list-item>
          <text:p text:style-name="List_20_Bullet_20_2">rpm -e perl-DBI-1.55-1</text:p>
        </text:list-item>
      </text:list>
      <text:h text:style-name="Heading_20_2" text:outline-level="2"><text:soft-page-break/>Remove root ssh keys(Optional) </text:h>
      <text:list xml:id="list35497016" text:continue-list="list35527412" text:style-name="WW8Num8">
        <text:list-item text:start-value="1">
          <text:p text:style-name="List_20_Bullet_20_2">rm -rf <text:s/>$ROOTHOME/.ssh</text:p>
        </text:list-item>
      </text:list>
      <text:h text:style-name="Heading_20_2" text:outline-level="2"><text:s/>Remove xCAT credentials</text:h>
      <text:list xml:id="list35504991" text:continue-list="list35497016" text:style-name="WW8Num8">
        <text:list-item text:start-value="1">
          <text:p text:style-name="List_20_Bullet_20_2">rm -rf <text:s/>$ROOTHOME/.xcat</text:p>
        </text:list-item>
      </text:list>
      <text:h text:style-name="Heading_20_2" text:outline-level="2">Remove xCAT data directories</text:h>
      <text:p text:style-name="Standard">For Linux:</text:p>
      <text:list xml:id="list35515776" text:continue-list="list35504991" text:style-name="WW8Num8">
        <text:list-item text:start-value="1">
          <text:p text:style-name="List_20_Bullet_20_2">rm -rf /install <text:s/>(for AIX this include the nim directory with images which you may <text:s/>not want to remove)</text:p>
        </text:list-item>
      </text:list>
      <text:p text:style-name="Standard">For AIX or Linux:</text:p>
      <text:list xml:id="list35516173" text:continue-list="list35515776" text:style-name="WW8Num8">
        <text:list-item text:start-value="1">
          <text:p text:style-name="List_20_Bullet_20_2">rm -rf /tftpboot/xcat*</text:p>
        </text:list-item>
        <text:list-item>
          <text:p text:style-name="List_20_Bullet_20_2">rm -rf /tftpboot/etc</text:p>
        </text:list-item>
        <text:list-item>
          <text:p text:style-name="List_20_Bullet_20_2">rm -rf <text:s/>/etc/xcat</text:p>
        </text:list-item>
        <text:list-item>
          <text:p text:style-name="List_20_Bullet_20_2">rm -rf /etc/sysconfig/xcat ( may not exist)</text:p>
        </text:list-item>
        <text:list-item>
          <text:p text:style-name="List_20_Bullet_20_2">rm /mnt/xcat</text:p>
        </text:list-item>
      </text:list>
      <text:p text:style-name="Standard"/>
      <text:h text:style-name="Heading_20_2" text:outline-level="2" text:is-list-header="true"/>
      <text:h text:style-name="Heading_20_2" text:outline-level="2">Remove xCAT install Directories</text:h>
      <text:list xml:id="list35513995" text:continue-list="list35516173" text:style-name="WW8Num8">
        <text:list-item text:start-value="1">
          <text:p text:style-name="List_20_Bullet_20_2">rm -rf $ROOTHOME/xcat2</text:p>
        </text:list-item>
      </text:list>
      <text:h text:style-name="Heading_20_2" text:outline-level="2">Remove Extraneous files</text:h>
      <text:list xml:id="list35510228" text:continue-list="list35513995" text:style-name="WW8Num8">
        <text:list-item text:start-value="1">
          <text:p text:style-name="List_20_Bullet_20_2">/tmp/genimage*</text:p>
        </text:list-item>
        <text:list-item>
          <text:p text:style-name="List_20_Bullet_20_2">/tmp/packimage*</text:p>
        </text:list-item>
        <text:list-item>
          <text:p text:style-name="List_20_Bullet_20_2">/tmp/mknb*</text:p>
        </text:list-item>
        <text:list-item>
          <text:p text:style-name="List_20_Bullet_20_2">/etc/yum.repos.d/*</text:p>
        </text:list-item>
      </text:list>
      <text:h text:style-name="Heading_20_2" text:outline-level="2"><text:s/>Clean up system files that were updated by xCAT (optional)</text:h>
      <text:p text:style-name="Standard"><text:tab/>There are multiple system configuration files that may have been updated while using xCAT to manage your cluster. <text:s/>In most cases you can determine what files have been updated by understanding the function of the commands that you run or by reading the xCAT documentation. <text:s/>There is no automated way to know what files should be cleaned up or removed. <text:s text:c="3"/>You will have to determine on a case by case basis whether or not a particular file should <text:s/>be updated to remove any leftover entries. <text:s/></text:p>
      <text:p text:style-name="Standard"/>
      <text:p text:style-name="Standard">For example, on AIX management nodes the /etc/profile and /etc/environment files <text:s/>are automatically updated by xCAT when it was installed. <text:s/>They include updates to the PATH (for xCAT and possibly MySQL) and PERL5LIB environment variables. <text:s/>It is not likely that these additions would cause a problem if they were left in the files but you can remove them if desired.</text:p>
      <text:h text:style-name="Heading_20_2" text:outline-level="2">Remove Postgresql Database </text:h>
      <text:list xml:id="list35510315" text:continue-list="list35510228" text:style-name="WW8Num8">
        <text:list-item text:start-value="1">
          <text:p text:style-name="List_20_Bullet_20_2">su – postgres</text:p>
        </text:list-item>
        <text:list-item>
          <text:p text:style-name="List_20_Bullet_20_2"><text:soft-page-break/>dropdb -h 11.16.0.1 -i -e --username xcatadmin xcatdb</text:p>
        </text:list-item>
        <text:list-item>
          <text:p text:style-name="List_20_Bullet_20_2">Database "xcatdb" will be permanently removed.</text:p>
        </text:list-item>
        <text:list-item>
          <text:p text:style-name="List_20_Bullet_20_2">Are you sure? (y/n) y</text:p>
        </text:list-item>
        <text:list-item>
          <text:p text:style-name="List_20_Bullet_20_2">Password:</text:p>
        </text:list-item>
        <text:list-item>
          <text:p text:style-name="List_20_Bullet_20_2">DROP DATABASE xcatdb;</text:p>
        </text:list-item>
        <text:list-item>
          <text:p text:style-name="List_20_Bullet_20_2">DROP DATABASE</text:p>
        </text:list-item>
        <text:list-item>
          <text:p text:style-name="List_20_Bullet_20_2">service postgresql stop </text:p>
        </text:list-item>
      </text:list>
      <text:h text:style-name="Heading_20_2" text:outline-level="2">Remove MySQL <text:s/>Database </text:h>
      <text:p text:style-name="Body_20_Text_20_First_20_Indent">See <text:a xlink:type="simple" xlink:href="http://xcat.svn.sourceforge.net/viewvc/xcat/xcat-core/trunk/xCAT-client/share/doc/xCAT2.SetupMySQL.pdf">MySQL documentation</text:a> for removing the database.</text:p>
      <text:h text:style-name="Heading_20_2" text:outline-level="2" text:is-list-header="true"/>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Helv" svg:font-family="Helv"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RTF_5f_Num_20_2_20_1" style:display-name="RTF_Num 2 1" style:family="text">
      <style:text-properties style:font-name="Helv"/>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space-before="0.318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ninstalling xCAT2.0</dc:title>
    <meta:initial-creator>IBM_USER</meta:initial-creator>
    <meta:creation-date>2008-03-11T09:00:00</meta:creation-date>
    <dc:date>2010-03-15T15:39:48.95</dc:date>
    <meta:print-date>2008-03-11T09:01:00</meta:print-date>
    <meta:editing-cycles>72</meta:editing-cycles>
    <meta:editing-duration>PT06H45M17S</meta:editing-duration>
    <dc:creator>Guangcheng Li</dc:creator>
    <meta:document-statistic meta:table-count="0" meta:image-count="0" meta:object-count="0" meta:page-count="4" meta:paragraph-count="101" meta:word-count="702" meta:character-count="4555"/>
    <meta:user-defined meta:name="Info 1"/>
    <meta:user-defined meta:name="Info 2"/>
    <meta:user-defined meta:name="Info 3"/>
    <meta:user-defined meta:name="Info 4"/>
  </office:meta>
</office:document-meta>
</file>